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f you teach any techniques of scattering and would like to transform your course into e-learning – please join e-neutrons.esss.dk. It is also possible to simply pick and mix which parts you would like to use for your course.</text:p>
      <text:p text:style-name="Text_20_body">We are in the process of preparing a course for teachers on how to create your own course on this platform. This course will be an introduction to three different sueebpages:</text:p>
      <text:list xml:id="list3349262654" text:style-name="L1">
        <text:list-item>
          <text:p text:style-name="P2">MOODLE – the online e-learning platform which provide a range of different learning activities and resources </text:p>
        </text:list-item>
        <text:list-item>
          <text:p text:style-name="P2">WIKI  –  an online interactive textbook covering the curriculum of the course: introduction to neutron scattering </text:p>
        </text:list-item>
        <text:list-item>
          <text:p text:style-name="P1">SIM – an online simulation tool where you can simulation virtual instruments built in <text:a xlink:type="simple" xlink:href="http://mcstas.org/" office:target-frame-name="_blank" xlink:show="new" text:style-name="Internet_20_link" text:visited-style-name="Visited_20_Internet_20_Link">McStas</text:a>. </text:p>
        </text:list-item>
      </text:list>
      <text:p text:style-name="Text_20_body">Moreover, you can get a “non-editing teacher” permission and look the existing courses through behind the scenes.</text:p>
      <text:p text:style-name="Text_20_body">Before applying for enrolment on the course for teachers you need an <text:a xlink:type="simple" xlink:href="https://pan-learning.org/?page_id=71" text:style-name="Internet_20_link" text:visited-style-name="Visited_20_Internet_20_Link">account</text:a> for e-neutrons.</text:p>
      <text:p text:style-name="Text_20_body">Apply for enrolment by sending an email to <text:a xlink:type="simple" xlink:href="mailto:admin@pan-learning.org" text:style-name="Internet_20_link" text:visited-style-name="Visited_20_Internet_20_Link">admin@pan-learning.org</text:a>, then you’ll get a response from the e-neutrons admin team including an enrolment key.</text:p>
      <text:p text:style-name="Horizontal_20_Line"/>
      <text:h text:style-name="Heading_20_5" text:outline-level="5">Contact</text:h>
      <text:p text:style-name="Text_20_body">Please contact <text:a xlink:type="simple" xlink:href="mailto:admin@pan-learning.org" text:style-name="Internet_20_link" text:visited-style-name="Visited_20_Internet_20_Link">admin@pan-learning.org</text:a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0:29:20.575206365</meta:creation-date>
    <dc:date>2021-05-28T10:29:43.925990463</dc:date>
    <meta:editing-duration>PT23S</meta:editing-duration>
    <meta:editing-cycles>1</meta:editing-cycles>
    <meta:document-statistic meta:table-count="0" meta:image-count="0" meta:object-count="0" meta:page-count="1" meta:paragraph-count="10" meta:word-count="175" meta:character-count="1121" meta:non-whitespace-character-count="950"/>
    <meta:generator>LibreOffice/6.4.7.2$Linux_X86_64 LibreOffice_project/40$Build-2</meta:generator>
  </office:meta>
</office:document-meta>
</file>